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</office:automatic-styles>
  <office:body>
    <office:text>
      <text:p text:style-name="Title">Distribute training across multiple nGraph backends</text:p>
      <text:p text:style-name="Text_20_body">Important</text:p>
      <text:p text:style-name="Text_20_body">Distributed training is not officially supported in version ; however, the following configuration options have worked for nGraph devices with mixed or limited success in testing.</text:p>
      <text:p text:style-name="Text_20_body">In the previous section &lt;../constructing-graphs/derive-for-training&gt;, we described the steps needed to create a "trainable" nGraph model. Here we demonstrate how to train a data parallel model by distributing the graph to more than one device.</text:p>
      <text:p text:style-name="Text_20_body">Frameworks can implement distributed training with nGraph versions prior to `0.13`:</text:p>
      <text:list text:style-name="L1">
        <text:list-item>
          <text:p text:style-name="P1">Use <text:span text:style-name="Source_Text">-DNGRAPH_DISTRIBUTED_ENABLE=OMPI</text:span> to enable distributed training with OpenMPI. Use of this flag requires that OpenMPI be a pre-existing library in the system. If it's not present on the system, install <text:a xlink:type="simple" xlink:href="https://www.open-mpi.org/software/ompi/v2.1/" office:name=""><text:span text:style-name="Definition">OpenMPI</text:span></text:a> version <text:span text:style-name="Source_Text">2.1.1</text:span> or later before running the compile.</text:p>
        </text:list-item>
        <text:list-item>
          <text:p text:style-name="P1">Use <text:span text:style-name="Source_Text">-DNGRAPH_DISTRIBUTED_ENABLE=MLSL</text:span> to enable the option for Intel® Machine Learning Scaling Library (MLSL) for Linux* OS:</text:p>
          <text:p text:style-name="First_20_paragraph">Note</text:p>
          <text:p text:style-name="Text_20_body">The Intel® MLSL option applies to Intel® Architecture CPUs (<text:span text:style-name="Source_Text">CPU</text:span>) and <text:span text:style-name="Source_Text">Interpreter</text:span> backends only. For all other backends, <text:span text:style-name="Source_Text">OpenMPI</text:span> is presently the only supported option. We recommend the use of Intel MLSL for CPU backends to avoid an extra download step.</text:p>
        </text:list-item>
      </text:list>
      <text:p text:style-name="Text_20_body">Finally, to run the training using two nGraph devices, invoke</text:p>
      <text:p text:style-name="P2">mpirun </text:p>
      <text:p text:style-name="First_20_paragraph">To deploy data-parallel training, the <text:span text:style-name="Source_Text">AllReduce</text:span> op should be added after the steps needed to complete the backpropagation &lt;../constructing-graphs/derive-for-training&gt;; the new code is highlighted below:</text:p>
      <text:p text:style-name="Text_20_body">../../../../examples/mnist_mlp/dist_mnist_mlp.cpp</text:p>
      <text:p text:style-name="Text_20_body">See the <text:a xlink:type="simple" xlink:href="https://github.com/NervanaSystems/ngraph/blob/master/doc/examples/mnist_mlp/dist_mnist_mlp.cpp" office:name=""><text:span text:style-name="Definition">full code</text:span></text:a> in the <text:span text:style-name="Source_Text">examples</text:span> folder <text:span text:style-name="Source_Text">/doc/examples/mnist_mlp/dist_mnist_mlp.cpp</text:span>.</text:p>
      <text:p text:style-name="P3">mpirun -np 2 dist_mnist_ml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stribute training across multiple nGraph backends</dc:title>
  </office:meta>
</office:document-meta>
</file>